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9_8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Clara E. Weil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Mr. Tinze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7 March 1852</text:p>
      <text:p text:style-name="P2">Month<text:tab/><text:tab/><text:tab/><text:tab/><text:tab/><text:tab/>March</text:p>
      <text:p text:style-name="P2">Year<text:tab/><text:tab/><text:tab/><text:tab/><text:tab/><text:tab/>185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is letter is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<text:span text:style-name="T1">Philadelphia March 7</text:span><text:span text:style-name="T2">th</text:span><text:span text:style-name="T1"> 1852./</text:span></text:p>
      <text:p text:style-name="P2">Mr Tinze./</text:p>
      <text:p text:style-name="P2"><text:tab/>Secretary of the Hebrew Education Society/</text:p>
      <text:p text:style-name="P2"><text:tab/>Sir./</text:p>
      <text:p text:style-name="P2"><text:tab/><text:tab/>I have received your letter dated Feb 15th/ informing me of my re-election as Assistant Teacher for/ the ensuing year, but as no request was made therein for/ a reply, I did not deem it requisite that one was [crossed-out: required] expected/ which office I shall be pleased to accept. <text:s/>On this day,/ I received another, together with a resolution directing/ me in addition to my regular duties, to become an/ Assistant Hebrew Teacher, this in consequence of the/ large number of scholars in my class requiring all/ my time and attention, and believing that my/ knowledge of Hebrew insufficient I must in consequence,/ request you to inform the Board of Directors, that/ it will be impossible for me to comply with the/ request contained in the last resolution./</text:p>
      <text:p text:style-name="P2"><text:tab/>I remain yours/</text:p>
      <text:p text:style-name="P2"><text:tab/>respectfully/</text:p>
      <text:p text:style-name="P2"><text:tab/>Clara E Weil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0T12:05:41</meta:creation-date>
    <dc:date>2012-04-02T12:16:51.87</dc:date>
    <dc:language>en-US</dc:language>
    <meta:editing-cycles>3</meta:editing-cycles>
    <meta:editing-duration>PT00H13M49S</meta:editing-duration>
    <meta:document-statistic meta:table-count="0" meta:image-count="0" meta:object-count="0" meta:page-count="2" meta:paragraph-count="69" meta:word-count="333" meta:character-count="2230"/>
    <dc:creator>Penn Libraries</dc:creator>
    <meta:user-defined meta:name="Info 1"/>
    <meta:user-defined meta:name="Info 2"/>
    <meta:user-defined meta:name="Info 3"/>
    <meta:user-defined meta:name="Info 4"/>
  </office:meta>
</office:document-meta>
</file>